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4ea2" officeooo:paragraph-rsid="001c4ea2" style:font-weight-asian="bold" style:font-weight-complex="bold"/>
    </style:style>
    <style:style style:name="P2" style:family="paragraph" style:parent-style-name="Standard">
      <style:text-properties fo:font-weight="bold" officeooo:rsid="001cdf1e" officeooo:paragraph-rsid="001cdf1e" style:font-weight-asian="bold" style:font-weight-complex="bold"/>
    </style:style>
    <style:style style:name="P3" style:family="paragraph" style:parent-style-name="Standard">
      <style:text-properties fo:font-weight="bold" officeooo:rsid="001cdf1e" officeooo:paragraph-rsid="001e0e6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df1e" style:font-weight-asian="normal" style:font-weight-complex="normal"/>
    </style:style>
    <style:style style:name="T3" style:family="text">
      <style:text-properties fo:font-weight="normal" officeooo:rsid="001e0e6c" style:font-weight-asian="normal" style:font-weight-complex="normal"/>
    </style:style>
    <style:style style:name="T4" style:family="text">
      <style:text-properties officeooo:rsid="001e0e6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1 </text:p>
      <text:p text:style-name="P1"/>
      <text:p text:style-name="P1">Ejercicio 1. </text:p>
      <text:p text:style-name="P1"/>
      <text:p text:style-name="P1">a) </text:p>
      <text:p text:style-name="P1"><text:span text:style-name="T1"><text:line-break/>Requisitos de hardware: </text:span></text:p>
      <text:p text:style-name="P2"><text:span text:style-name="T1"/></text:p>
      <text:p text:style-name="P2"><text:span text:style-name="T1">Necesitamos que el ordenador tenga acceso a internet. </text:span></text:p>
      <text:p text:style-name="P2"><text:span text:style-name="T1">Instalar un servidor DNS con Bind9 por ejemplo </text:span></text:p>
      <text:p text:style-name="P2"><text:span text:style-name="T1">Un nombre de host </text:span></text:p>
      <text:p text:style-name="P2"><text:span text:style-name="T1">Que este host este registrado como servidor DNS </text:span></text:p>
      <text:p text:style-name="P1"><text:span text:style-name="T1"/></text:p>
      <text:p text:style-name="P1"><text:span text:style-name="T1">Instalación del DNS después de instalar el SO: </text:span></text:p>
      <text:p text:style-name="P1"><text:span text:style-name="T1"/></text:p>
      <text:p text:style-name="P1"><text:span text:style-name="T1">Primero debemos configurar la red del servidor utilizando ifconfif o desde el archivo de interfaces en etc/network/interfaces y editar el archivo con la configuración acordada añadiendo la ip 192,168,5,0. </text:span></text:p>
      <text:p text:style-name="P1"><text:span text:style-name="T1"/></text:p>
      <text:p text:style-name="P1"><text:span text:style-name="T1">Después en el ordenador cliente que es el que realizará consultas al servidor </text:span><text:span text:style-name="T2">y editamos la conexión cableada poniendo la ip del servidor en la puerta de enlace de esta forma cliente y servidor ya están conectados entre si. </text:span></text:p>
      <text:p text:style-name="P1"><text:span text:style-name="T2"/></text:p>
      <text:p text:style-name="P2">b)</text:p>
      <text:p text:style-name="P2"/>
      <text:p text:style-name="P2"/>
      <text:p text:style-name="P2">Ejercicio 2. </text:p>
      <text:p text:style-name="P2"/>
      <text:p text:style-name="P3">a) <text:span text:style-name="T1">Ya que XAMP está utilizando el puerto 80 una vez instalado Apache2 deberíamos ir al archivo de configuración de los puertos de Apache situado en etc/apache2/ports.conf y cambiar el puerto 80 por el 8080. </text:span></text:p>
      <text:p text:style-name="P3"><text:span text:style-name="T1"/></text:p>
      <text:p text:style-name="P3"><text:span text:style-name="T4">b) </text:span><text:span text:style-name="T1"><text:s/></text:span></text:p>
      <text:p text:style-name="P1"><text:span text:style-name="T1"><text:tab/>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1:34:56.281000000</meta:creation-date>
    <dc:date>2018-11-21T12:05:16.974000000</dc:date>
    <meta:editing-duration>PT1M44S</meta:editing-duration>
    <meta:editing-cycles>1</meta:editing-cycles>
    <meta:document-statistic meta:table-count="0" meta:image-count="0" meta:object-count="0" meta:page-count="1" meta:paragraph-count="16" meta:word-count="151" meta:character-count="922" meta:non-whitespace-character-count="769"/>
    <meta:generator>LibreOffice/6.1.0.3$Windows_X86_64 LibreOffice_project/efb621ed25068d70781dc026f7e9c5187a4decd1</meta:generator>
  </office:meta>
</office:document-meta>
</file>